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t" fo:country="EE" officeooo:rsid="000b02be" style:font-size-asian="10.5pt"/>
    </style:style>
    <style:style style:name="P2" style:family="paragraph" style:parent-style-name="Text_20_body">
      <style:text-properties fo:language="et" fo:country="EE" officeooo:rsid="000bdb26" officeooo:paragraph-rsid="000bdb26" style:font-size-asian="10.5pt"/>
    </style:style>
    <style:style style:name="P3" style:family="paragraph" style:parent-style-name="Text_20_body">
      <style:text-properties fo:language="et" fo:country="EE" officeooo:rsid="000bdb26" officeooo:paragraph-rsid="0016260c" style:font-size-asian="10.5pt"/>
    </style:style>
    <style:style style:name="P4" style:family="paragraph" style:parent-style-name="Text_20_body">
      <style:text-properties fo:language="et" fo:country="EE" officeooo:rsid="000eaf33" officeooo:paragraph-rsid="000eaf33" style:font-size-asian="10.5pt"/>
    </style:style>
    <style:style style:name="P5" style:family="paragraph" style:parent-style-name="Text_20_body">
      <style:text-properties fo:language="et" fo:country="EE" officeooo:rsid="000cc524" officeooo:paragraph-rsid="000eaf33" style:font-size-asian="10.5pt"/>
    </style:style>
    <style:style style:name="P6" style:family="paragraph" style:parent-style-name="Text_20_body">
      <style:text-properties fo:language="et" fo:country="EE" officeooo:rsid="000b798a" officeooo:paragraph-rsid="000bdb26" style:font-size-asian="10.5pt"/>
    </style:style>
    <style:style style:name="P7" style:family="paragraph" style:parent-style-name="Text_20_body">
      <style:text-properties fo:language="et" fo:country="EE" officeooo:rsid="0013867b" officeooo:paragraph-rsid="0013867b" style:font-size-asian="10.5pt"/>
    </style:style>
    <style:style style:name="P8" style:family="paragraph" style:parent-style-name="Text_20_body">
      <style:paragraph-properties fo:text-align="start" style:justify-single-word="false"/>
      <style:text-properties fo:language="et" fo:country="EE" officeooo:rsid="001c528e" officeooo:paragraph-rsid="001c528e"/>
    </style:style>
    <style:style style:name="P9" style:family="paragraph" style:parent-style-name="Text_20_body">
      <style:paragraph-properties fo:text-align="start" style:justify-single-word="false"/>
      <style:text-properties fo:language="et" fo:country="EE" officeooo:rsid="001d7643" officeooo:paragraph-rsid="001d7643"/>
    </style:style>
    <style:style style:name="P10" style:family="paragraph" style:parent-style-name="Text_20_body">
      <style:paragraph-properties fo:text-align="start" style:justify-single-word="false"/>
      <style:text-properties fo:language="et" fo:country="EE" officeooo:rsid="002056fa" officeooo:paragraph-rsid="002056fa"/>
    </style:style>
    <style:style style:name="P11" style:family="paragraph" style:parent-style-name="Text_20_body">
      <style:paragraph-properties fo:text-align="start" style:justify-single-word="false"/>
      <style:text-properties fo:language="et" fo:country="EE" officeooo:rsid="00231875" officeooo:paragraph-rsid="00231875"/>
    </style:style>
    <style:style style:name="P12" style:family="paragraph" style:parent-style-name="Text_20_body">
      <style:paragraph-properties fo:text-align="start" style:justify-single-word="false"/>
      <style:text-properties fo:language="et" fo:country="EE" officeooo:rsid="00252513" officeooo:paragraph-rsid="00252513"/>
    </style:style>
    <style:style style:name="P13" style:family="paragraph" style:parent-style-name="Text_20_body">
      <style:text-properties officeooo:rsid="000bdb26" officeooo:paragraph-rsid="000bdb26"/>
    </style:style>
    <style:style style:name="P14" style:family="paragraph" style:parent-style-name="Text_20_body">
      <style:text-properties officeooo:paragraph-rsid="0016260c"/>
    </style:style>
    <style:style style:name="P15" style:family="paragraph" style:parent-style-name="Text_20_body">
      <style:text-properties fo:language="en" fo:country="US" officeooo:rsid="0016260c" officeooo:paragraph-rsid="0016260c" style:font-size-asian="10.5pt"/>
    </style:style>
    <style:style style:name="P16" style:family="paragraph" style:parent-style-name="Text_20_body">
      <style:paragraph-properties fo:text-align="start" style:justify-single-word="false"/>
      <style:text-properties officeooo:rsid="001e3711" officeooo:paragraph-rsid="001e3711"/>
    </style:style>
    <style:style style:name="P17" style:family="paragraph" style:parent-style-name="Heading_20_1">
      <style:paragraph-properties fo:text-align="center" style:justify-single-word="false"/>
      <style:text-properties fo:language="et" fo:country="EE" officeooo:rsid="001b53f3" officeooo:paragraph-rsid="001b53f3"/>
    </style:style>
    <style:style style:name="P18" style:family="paragraph" style:parent-style-name="Text_20_body" style:list-style-name="L1">
      <style:text-properties fo:language="et" fo:country="EE" officeooo:rsid="000cc524" officeooo:paragraph-rsid="000cc524" style:font-size-asian="10.5pt"/>
    </style:style>
    <style:style style:name="P19" style:family="paragraph" style:parent-style-name="Text_20_body" style:list-style-name="L1">
      <style:text-properties fo:language="et" fo:country="EE" officeooo:rsid="000cc524" officeooo:paragraph-rsid="000eaf33" style:font-size-asian="10.5pt"/>
    </style:style>
    <style:style style:name="P20" style:family="paragraph" style:parent-style-name="Text_20_body" style:list-style-name="L2">
      <style:text-properties fo:language="et" fo:country="EE" officeooo:rsid="000cc524" officeooo:paragraph-rsid="0019c5aa" style:font-size-asian="10.5pt"/>
    </style:style>
    <style:style style:name="P21" style:family="paragraph" style:parent-style-name="Text_20_body" style:list-style-name="L2">
      <style:text-properties fo:language="et" fo:country="EE" officeooo:rsid="000b02be" officeooo:paragraph-rsid="000cc524" style:font-size-asian="10.5pt"/>
    </style:style>
    <style:style style:name="P22" style:family="paragraph" style:parent-style-name="Text_20_body" style:list-style-name="L2">
      <style:text-properties fo:language="et" fo:country="EE" officeooo:rsid="001049e4" officeooo:paragraph-rsid="0019c5aa" style:font-size-asian="10.5pt"/>
    </style:style>
    <style:style style:name="P23" style:family="paragraph" style:parent-style-name="Text_20_body" style:list-style-name="L2">
      <style:text-properties fo:language="et" fo:country="EE" officeooo:rsid="0013867b" officeooo:paragraph-rsid="0019c5aa" style:font-size-asian="10.5pt"/>
    </style:style>
    <style:style style:name="P24" style:family="paragraph" style:parent-style-name="Text_20_body" style:list-style-name="L2">
      <style:text-properties fo:language="et" fo:country="EE" officeooo:rsid="0014d323" officeooo:paragraph-rsid="0019c5aa" style:font-size-asian="10.5pt"/>
    </style:style>
    <style:style style:name="P25" style:family="paragraph" style:parent-style-name="Text_20_body" style:list-style-name="L2">
      <style:text-properties fo:language="et" fo:country="EE" officeooo:rsid="00177d5b" officeooo:paragraph-rsid="0019c5aa" style:font-size-asian="10.5pt"/>
    </style:style>
    <style:style style:name="P26" style:family="paragraph" style:parent-style-name="Text_20_body" style:list-style-name="L2">
      <style:text-properties fo:language="et" fo:country="EE" officeooo:rsid="001932eb" officeooo:paragraph-rsid="0019c5aa" style:font-size-asian="10.5pt"/>
    </style:style>
    <style:style style:name="P27" style:family="paragraph" style:parent-style-name="Text_20_body" style:list-style-name="L1">
      <style:text-properties fo:language="et" fo:country="EE" officeooo:rsid="0027f93f" officeooo:paragraph-rsid="0027f93f" style:font-size-asian="10.5pt"/>
    </style:style>
    <style:style style:name="P28" style:family="paragraph" style:parent-style-name="Text_20_body" style:list-style-name="L2">
      <style:text-properties officeooo:paragraph-rsid="000b798a"/>
    </style:style>
    <style:style style:name="P29" style:family="paragraph" style:parent-style-name="Text_20_body" style:list-style-name="L2">
      <style:text-properties officeooo:paragraph-rsid="000bdb26"/>
    </style:style>
    <style:style style:name="P30" style:family="paragraph" style:parent-style-name="Text_20_body" style:list-style-name="L2">
      <style:text-properties officeooo:paragraph-rsid="000cc524"/>
    </style:style>
    <style:style style:name="P31" style:family="paragraph" style:parent-style-name="Text_20_body" style:list-style-name="L2">
      <style:text-properties officeooo:rsid="000cc524" officeooo:paragraph-rsid="000cd3b6"/>
    </style:style>
    <style:style style:name="T1" style:family="text">
      <style:text-properties officeooo:rsid="000b02be"/>
    </style:style>
    <style:style style:name="T2" style:family="text">
      <style:text-properties officeooo:rsid="000b798a"/>
    </style:style>
    <style:style style:name="T3" style:family="text">
      <style:text-properties fo:language="et" fo:country="EE"/>
    </style:style>
    <style:style style:name="T4" style:family="text">
      <style:text-properties fo:language="et" fo:country="EE" style:font-size-asian="10.5pt"/>
    </style:style>
    <style:style style:name="T5" style:family="text">
      <style:text-properties fo:language="et" fo:country="EE" officeooo:rsid="000b02be" style:font-size-asian="10.5pt"/>
    </style:style>
    <style:style style:name="T6" style:family="text">
      <style:text-properties fo:language="et" fo:country="EE" officeooo:rsid="000b798a" style:font-size-asian="10.5pt"/>
    </style:style>
    <style:style style:name="T7" style:family="text">
      <style:text-properties fo:language="et" fo:country="EE" officeooo:rsid="000bdb26" style:font-size-asian="10.5pt"/>
    </style:style>
    <style:style style:name="T8" style:family="text">
      <style:text-properties fo:language="et" fo:country="EE" officeooo:rsid="000cd3b6" style:font-size-asian="10.5pt"/>
    </style:style>
    <style:style style:name="T9" style:family="text">
      <style:text-properties fo:language="et" fo:country="EE" officeooo:rsid="001190b1" style:font-size-asian="10.5pt"/>
    </style:style>
    <style:style style:name="T10" style:family="text">
      <style:text-properties fo:language="et" fo:country="EE" officeooo:rsid="0016260c" style:font-size-asian="10.5pt"/>
    </style:style>
    <style:style style:name="T11" style:family="text">
      <style:text-properties fo:language="et" fo:country="EE" officeooo:rsid="001b53f3"/>
    </style:style>
    <style:style style:name="T12" style:family="text">
      <style:text-properties fo:language="et" fo:country="EE" officeooo:rsid="001facf3"/>
    </style:style>
    <style:style style:name="T13" style:family="text">
      <style:text-properties officeooo:rsid="000eaf33"/>
    </style:style>
    <style:style style:name="T14" style:family="text">
      <style:text-properties officeooo:rsid="001190b1"/>
    </style:style>
    <style:style style:name="T15" style:family="text">
      <style:text-properties officeooo:rsid="000bdb26"/>
    </style:style>
    <style:style style:name="T16" style:family="text">
      <style:text-properties fo:language="en" fo:country="US"/>
    </style:style>
    <style:style style:name="T17" style:family="text">
      <style:text-properties fo:language="en" fo:country="US" style:font-size-asian="10.5pt"/>
    </style:style>
    <style:style style:name="T18" style:family="text">
      <style:text-properties fo:language="en" fo:country="US" officeooo:rsid="000bdb26" style:font-size-asian="10.5pt"/>
    </style:style>
    <style:style style:name="T19" style:family="text">
      <style:text-properties officeooo:rsid="001e1d3d"/>
    </style:style>
    <style:style style:name="T20" style:family="text">
      <style:text-properties officeooo:rsid="001facf3"/>
    </style:style>
    <style:style style:name="T21" style:family="text">
      <style:text-properties officeooo:rsid="002056fa"/>
    </style:style>
    <style:style style:name="T22" style:family="text">
      <style:text-properties officeooo:rsid="00214aab"/>
    </style:style>
    <style:style style:name="T23" style:family="text">
      <style:text-properties officeooo:rsid="0027f93f"/>
    </style:style>
    <style:style style:name="T24" style:family="text">
      <style:text-properties officeooo:rsid="0029f3f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dvusteooria</text:p>
      <text:p text:style-name="P2">Vastusega küsimus<text:span text:style-name="T13">i</text:span>:</text:p>
      <text:list xml:id="list5242941991036948477" text:style-name="L1">
        <text:list-item>
          <text:p text:style-name="P18"><text:span text:style-name="T1">Küsimus:<text:line-break/></text:span>Kus tekib teadvus?<text:line-break/>Vastus:<text:line-break/>Ajus ja võibolla mujalgi.</text:p>
        </text:list-item>
        <text:list-item>
          <text:p text:style-name="P19"><text:span text:style-name="T1">Küsimus:<text:line-break/>Kas sama sisendi ja väljundiga süsteem tekitab alati sama teadvust</text:span>?<text:line-break/>Vastus:<text:line-break/><text:span text:style-name="T13">Ei, sest süsteemi, mis teadaolevalt tekitab teadvust (enda aju) väljundid saaks täielikult blokeerida. Sel juhul peaks iga ilma sisendite ja väljunditeta süsteem(mis ei pruugi üldse teadvust tekitada) tekitama sama teadvust, mis täielikult halvatud inimese aju(kindlasti võib teadvust tekitada)</text:span>.</text:p>
        </text:list-item>
        <text:list-item>
          <text:p text:style-name="P27">Küsimus:<text:line-break/>Kus tekib inimese teadvus?<text:line-break/>Vastus:<text:line-break/>Ajus.</text:p>
        </text:list-item>
      </text:list>
      <text:p text:style-name="P5"/>
      <text:p text:style-name="P7">KUI INIMESTEL POLEKS TEADVUST, SIIS NAD KA EI VÄIDAKS, ET SEE NEIL ON, EGA OMAKS SELLE KOHTA ERALDI TERMINIT.</text:p>
      <text:p text:style-name="P5"/>
      <text:p text:style-name="P5"/>
      <text:p text:style-name="P1"/>
      <text:p text:style-name="P4">Va<text:span text:style-name="T14">s</text:span>tuseta küsimusi:</text:p>
      <text:list xml:id="list771001939261851755" text:style-name="L2">
        <text:list-item>
          <text:p text:style-name="P28"><text:span text:style-name="T5">Küsimus:<text:line-break/>Kui aju vahetada välja (nt. elektroonilise) seadmega,millel on samad sisendid ja väljundid, mis ajulgi kas siis selle seadme tekitatud teadvus oleks sama mis ajul?<text:line-break/></text:span><text:span text:style-name="T6">Arutelu:<text:line-break/>Kuna tal ,on samad sisendid ja väljundid kui ajulgi, siis ta igatahes väidaks, et tal on teadvus.</text:span></text:p>
        </text:list-item>
        <text:list-item>
          <text:p text:style-name="P21">Küsimus:<text:line-break/><text:span text:style-name="T6">Kui aju vahetada välja (nt. elektroonilise) seadmega, mis on saadud iga aju närviraku asendamisel samade väljunditega seadmega, </text:span><text:span text:style-name="T2">kui see närvirakk,</text:span><text:span text:style-name="T6"> kas siis selle seadme tekitatud teadvus oleks sama mis ajul?<text:line-break/></text:span><text:span text:style-name="T2">Arutelu:<text:line-break/>Kuna tal ,on samad sisendid ja väljundid kui ajulgi, siis ta igatahes väidaks, et tal on teadvus. IIT kohaselt oleks tal teadvus.</text:span></text:p>
        </text:list-item>
        <text:list-item>
          <text:p text:style-name="P29"><text:soft-page-break/><text:span text:style-name="T5">Kui aju moodustav aine välja vahetada, kas siis jääb hing samaks?<text:line-break/></text:span><text:span text:style-name="T7">Arutelu:<text:line-break/>Inimese kehas on ühe aatomi keskmine viibimis aeg (bioloogiline poolestusaeg) ligikaudselt määratud. </text:span><text:span text:style-name="T10">Seega vahetub aju moodustav aine iga inimese ajus pidevalt.</text:span></text:p>
        </text:list-item>
        <text:list-item>
          <text:p text:style-name="P30"><text:span text:style-name="T5">Küsimus:<text:line-break/>Kas igale ruumipunktile saab vastavusse seada kindla arvu füüsikalisi parameetreid, mi</text:span><text:span text:style-name="T6">s</text:span><text:span text:style-name="T5"> kirjelda</text:span><text:span text:style-name="T6">ks</text:span><text:span text:style-name="T5"> teadvust selles punktis? See oleks analoogne elektromagnetvälja kirjeldamisele </text:span><text:span text:style-name="T6">4 parameetriga (nt. elktripotensiaal, ja magnetpoteensiaali väärtus ja aja-kaudne tuletis kahes punktis) iga punkti kohta.</text:span></text:p>
        </text:list-item>
        <text:list-item>
          <text:p text:style-name="P31"><text:span text:style-name="T5">Küsimus:<text:line-break/></text:span><text:span text:style-name="T6">K</text:span><text:span text:style-name="T4">uidas saab teadvust mõõta?<text:line-break/></text:span><text:span text:style-name="T7">Arutelu:<text:line-break/></text:span><text:span text:style-name="T8">Üks võimalus on otseselt tajuda, et olen teadvusel. Et teadvust kaudse</text:span><text:span text:style-name="T9">l</text:span><text:span text:style-name="T8">t mõõta oleks vaja teada seoseid teiste füüsikaliste suuruste ja teadvuse vahel.</text:span></text:p>
        </text:list-item>
        <text:list-item>
          <text:p text:style-name="P20"><text:span text:style-name="T1">Küsimus:<text:line-break/></text:span>Mis on mõõtmine?<text:line-break/><text:span text:style-name="T15">Arutelu:<text:line-break/></text:span>Mõõtmine on oma teadvuse viimine sellisesse olekusse, et me teame <text:span text:style-name="T24">mõõtmistulemust.</text:span> <text:span text:style-name="T23">Näiteks pliiatsi mõõtmiseks joonlauaga panen joonlaua <text:s/>pliitasi vastu, pliiatsi otsa vastu joonaua null-joont ja vaatan joonlaua skaalat. Joonlaua skaalalt mulle silma peegelduv valgus paneb mu silmad ajju valgusele vastavaid närvisignaale saatma. Aju tõlgendab(alateadlikult) neid signaale nii, et saan aru, et näen joonlaua skaalat ja, et millisele kriipsule pliiatsi ots sellel skaalal kõige lähemal on. Selle kriipsu juures oleva numbri järgi saan teada pliiatsi pikkuse ja joonlaua poolt kasutatava pikkuse-mõõtühiku ligikaudse jagatise.</text:span></text:p>
        </text:list-item>
        <text:list-item>
          <text:p text:style-name="P22"><text:span text:style-name="T1">Küsimus:<text:line-break/></text:span>Kui inimese aju sisendeid ja väljundeid saaks kirjeldada ilma teadvuteooriat kasutamata, siis inimesed ka ei tajuks, ega väidaks, et nad on teadvusel?</text:p>
        </text:list-item>
        <text:list-item>
          <text:p text:style-name="P23"><text:span text:style-name="T1">Küsimus:<text:line-break/></text:span>Kas mistahes isikul on võimalik katseliselt veenduda, et mistahes teisel isikul on teadvus?<text:line-break/><text:span text:style-name="T15">Arutelu:<text:line-break/></text:span>Ei.</text:p>
        </text:list-item>
        <text:list-item>
          <text:p text:style-name="P24"><text:span text:style-name="T1">Küsimus:<text:line-break/></text:span>Kui teadvus tekib, mingi kindlate füüsikaliste parameetrite juures, ega mõjuta teisi füüsikalisi suuruseid (nagu väida ka integreeritud informatsiooni teooria ehk IIT), siis miks me teame ja väidame, et oleme teadvusel?<text:line-break/><text:span text:style-name="T15">Arutelu:<text:line-break/></text:span>See tundub olevat selge tõend, et IIT ei kirjelda teadvust täielikult.</text:p>
        </text:list-item>
        <text:list-item>
          <text:p text:style-name="P25"><text:span text:style-name="T1">Küsimus:<text:line-break/></text:span>Kas teadvuse kirjeldamisel on oluline arvestada ka kvantfüüsikat?</text:p>
        </text:list-item>
        <text:list-item>
          <text:p text:style-name="P26"><text:soft-page-break/><text:span text:style-name="T1">Küsimus:<text:line-break/></text:span>Kui teadaolevalt teadvust tekitava süsteemi (aju) signaale sujuvalt nõrgendada, siis millisel hetkel see süsteem lõpetab teadvuse tekitamise?</text:p>
        </text:list-item>
        <text:list-item>
          <text:p text:style-name="P26"><text:span text:style-name="T1">Küsimus:<text:line-break/></text:span>Kui teadaolevalt teadvust tekitava süsteemi (aju) mõõtmeid sujuvalt vähendada, siis millisel hetkel see süsteem lõpetab teadvuse tekitamise?</text:p>
        </text:list-item>
      </text:list>
      <text:p text:style-name="P6"/>
      <text:p text:style-name="P13"><text:span text:style-name="T6">T</text:span><text:span text:style-name="T4">eadvus </text:span></text:p>
      <text:p text:style-name="P2"/>
      <text:p text:style-name="P2"/>
      <text:p text:style-name="P15">https://www.youtube.com/watch?v=LGd8p-GSLgY</text:p>
      <text:p text:style-name="P14"><text:span text:style-name="T18">„</text:span><text:span text:style-name="T17">About </text:span><text:a xlink:type="simple" xlink:href="https://www.youtube.com/watch?v=LGd8p-GSLgY&amp;t=3958s" text:style-name="Internet_20_link" text:visited-style-name="Visited_20_Internet_20_Link"><text:span text:style-name="T16">1:05:58</text:span></text:a><text:span text:style-name="T17">, where he explains the first experimental prediction of IIT and makes the claim, "This doesn't violate physicalism." However, if he is predicting that the subject will respond "no color" or "red" -- even though in both cases no neurons are firing in V4 -- because the cause-effect repertoire of the subject's brain has changed, this would seem to violate physicalism. In the perfect rendition of the experiment, the neural firing patterns across the entire brain are exactly the same. The manipulation makes no change to neuronal firing, only to the cause-effect repertoire. Yet he claims that the subject will be able to respond with a different answer. At some point down the line, neuronal firing must change for this to occur, or so physicalism would seem to require. I grant that perhaps the percept would change. But to make the claim that you can achieve an experimental result with such a manipulation postulates not only that consciousness obeys IIT, but that consciousness itself is capable of producing an EFFECT on the world. That is the part that I think still clearly violates physicalism unless we radically change the laws of physics.﻿</text:span><text:span text:style-name="T18">”</text:span></text:p>
      <text:p text:style-name="P3"/>
      <text:h text:style-name="P17" text:outline-level="1">arutlus</text:h>
      <text:p text:style-name="P16"><text:span text:style-name="T11">M</text:span><text:span text:style-name="T3">ind-matter probleemi lahendamiseks, on vaja </text:span><text:span text:style-name="T12">infot nii</text:span><text:span text:style-name="T3"> mingi süsteemi ehitus</text:span><text:span text:style-name="T12">e</text:span><text:span text:style-name="T3"> (füüsilist poolt) kui ka teadvus</text:span><text:span text:style-name="T12">e,</text:span><text:span text:style-name="T3"> mida see tekitab (vaimset pool</text:span><text:span text:style-name="T12">e</text:span><text:span text:style-name="T3">) </text:span><text:span text:style-name="T12">kohta</text:span><text:span text:style-name="T3">.</text:span></text:p>
      <text:p text:style-name="P8"><text:span text:style-name="T20">Üks võimalus on valida selleks enda aju.</text:span> <text:span text:style-name="T21">Enda aju tekitatud teadvuse kohta on mul otseseimad andmed, aga aju ehituse kohta on vähe teada ja seda on väga raske muuta.</text:span></text:p>
      <text:p text:style-name="P10">Teine võimalus on <text:span text:style-name="T22">s</text:span>elleks süsteemiks valida tehislik (võibolla virtuaalne) „<text:span text:style-name="T22">moodustis</text:span>”, <text:span text:style-name="T22">mis on võimeline piisavalt abstraktseid mõisteid mõistma, et üelda, et ka on teadvusel või mitte.</text:span></text:p>
      <text:p text:style-name="P9">Kui eeldada, et süsteemi, mis ennast väljendada oskavad ja väidavad, et on teadvusel on teadvusel, siis on võimalik ka selliste s<text:span text:style-name="T19">üs</text:span>teemide peal eksperimente teha.</text:p>
      <text:p text:style-name="P11">Kui luua süsteem, mille osa „neuroneid” on kvant-superpositsoonis, siis oleks selle väljund määramatu. Võibolla niimoodi tekibki ajus vaba tahe...</text:p>
      <text:p text:style-name="P12"><text:soft-page-break/>Teadvus pole võibolla lahutamatult seotud loogilise mõtlemisega, sest teadvus eeldab vaba tahet, aga loogika tulemus on ette määrat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1T20:20:26.805948433</meta:creation-date>
    <dc:date>2017-07-25T02:05:02.858487320</dc:date>
    <meta:editing-duration>P2DT12H27M53S</meta:editing-duration>
    <meta:editing-cycles>14</meta:editing-cycles>
    <meta:generator>LibreOffice/5.1.6.2$Linux_X86_64 LibreOffice_project/10m0$Build-2</meta:generator>
    <meta:document-statistic meta:table-count="0" meta:image-count="0" meta:object-count="0" meta:page-count="4" meta:paragraph-count="29" meta:word-count="845" meta:character-count="5841" meta:non-whitespace-character-count="5038"/>
  </office:meta>
</office:document-meta>
</file>